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Preformatted_20_Text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writing-mode="lr-tb"/>
    </style:style>
    <style:style style:name="P4" style:family="paragraph" style:parent-style-name="Preformatted_20_Text">
      <style:paragraph-properties fo:margin-top="0cm" fo:margin-bottom="0.247cm" style:contextual-spacing="false" fo:line-height="115%" fo:text-align="justify" style:justify-single-word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ostruzione dell’ambiente di base: rete NAT, Domain Controller e servizi di rete</text:span></text:p>
      <text:p text:style-name="P1">La prima parte del progetto è servita per costruire da zero la base del laboratorio, cioè la rete virtuale e il primo server: il Domain Controller.<text:line-break/>L’idea era creare una piccola infrastruttura aziendale dove poter simulare servizi reali come Active Directory, DNS e DHCP, ma dentro un ambiente controllato e isolato, senza rischiare di toccare la rete fisica del PC.</text:p>
      <text:p text:style-name="P1">Per cominciare ho configurato una <text:span text:style-name="Strong_20_Emphasis">rete privata NAT in VMware</text:span>, che ho chiamato <text:span text:style-name="Strong_20_Emphasis">LabNAT</text:span>.<text:line-break/>L’indirizzo scelto per questa rete è <text:span text:style-name="Strong_20_Emphasis">192.168.149.0/24</text:span>, con <text:span text:style-name="Strong_20_Emphasis">gateway 192.168.149.2</text:span>.<text:line-break/>Il NAT permette alle macchine virtuali di uscire su Internet attraverso il computer principale, ma allo stesso tempo le tiene isolate: in pratica si comportano come se fossero in un piccolo ufficio collegato a un router locale.<text:line-break/>Il DHCP di VMware è stato disattivato perché voglio che a gestire gli indirizzi IP sia il Domain Controller, proprio come accade in una rete aziendale vera.</text:p>
      <text:p text:style-name="P1">Una volta pronta la rete, ho creato la macchina virtuale <text:span text:style-name="Strong_20_Emphasis">DC01</text:span>, basata su <text:span text:style-name="Strong_20_Emphasis">Windows Server 2019 Standard (Desktop Experience)</text:span>.<text:line-break/>Ho assegnato alla macchina 2 CPU, 4 GB di RAM e un disco virtuale da 60 GB, impostato su <text:span text:style-name="Strong_20_Emphasis">controller LSI Logic SAS</text:span>, che è quello più stabile con i sistemi Microsoft.<text:line-break/>La scheda di rete è stata collegata alla LabNAT e ho scelto il firmware BIOS tradizionale, che in questo tipo di ambienti è più semplice da gestire.</text:p>
      <text:p text:style-name="P1">Dopo l’installazione del sistema operativo, ho impostato un <text:span text:style-name="Strong_20_Emphasis">indirizzo IP statico</text:span>, perché un Domain Controller non deve mai cambiare indirizzo.<text:line-break/>I parametri di rete sono:</text:p>
      <text:list text:style-name="L1">
        <text:list-item>
          <text:p text:style-name="P2">IP: 192.168.149.10</text:p>
        </text:list-item>
        <text:list-item>
          <text:p text:style-name="P2">Subnet mask: 255.255.255.0</text:p>
        </text:list-item>
        <text:list-item>
          <text:p text:style-name="P2">Gateway: 192.168.149.2</text:p>
        </text:list-item>
        <text:list-item>
          <text:p text:style-name="P2">DNS primario: 127.0.0.1</text:p>
        </text:list-item>
        <text:list-item>
          <text:p text:style-name="P2">DNS secondario: 8.8.8.8</text:p>
        </text:list-item>
      </text:list>
      <text:p text:style-name="P1">Il DNS primario punta a sé stesso, perché il server dovrà gestire internamente le risoluzioni del dominio.<text:line-break/>Il secondario (8.8.8.8) serve solo come backup per le richieste esterne.</text:p>
      <text:p text:style-name="P1">Volendo, la configurazione si può anche fare da PowerShell, così da tenerne traccia:</text:p>
      <text:p text:style-name="P3"><text:span text:style-name="Source_20_Text">New-NetIPAddress -InterfaceAlias "Ethernet0" `</text:span></text:p>
      <text:p text:style-name="P4"><text:span text:style-name="Source_20_Text"><text:s text:c="2"/>-IPAddress 192.168.149.10 -PrefixLength 24 -DefaultGateway 192.168.149.2</text:span></text:p>
      <text:p text:style-name="P4"><text:span text:style-name="Source_20_Text">Set-DnsClientServerAddress -InterfaceAlias "Ethernet0" `</text:span></text:p>
      <text:p text:style-name="P4"><text:span text:style-name="Source_20_Text"><text:s text:c="2"/>-ServerAddresses 127.0.0.1,8.8.8.8</text:span></text:p>
      <text:p text:style-name="P1">A questo punto ho installato i ruoli principali che serviranno al laboratorio:<text:line-break/><text:span text:style-name="Strong_20_Emphasis">Active Directory Domain Services</text:span>, <text:span text:style-name="Strong_20_Emphasis">DNS Server</text:span> e <text:span text:style-name="Strong_20_Emphasis">DHCP Server</text:span>.<text:line-break/>Si possono aggiungere dal <text:span text:style-name="Emphasis">Server Manager</text:span>, ma anche da PowerShell, che in questo caso è più veloce:</text:p>
      <text:p text:style-name="P3"><text:soft-page-break/><text:span text:style-name="Source_20_Text">Install-WindowsFeature AD-Domain-Services, DNS, DHCP -IncludeManagementTools</text:span></text:p>
      <text:p text:style-name="P1">Dopo l’installazione, il passo successivo è <text:span text:style-name="Strong_20_Emphasis">promuovere il server a Domain Controller</text:span> e creare il dominio.<text:line-break/>Il dominio che ho scelto si chiama <text:span text:style-name="Strong_20_Emphasis">lab.local</text:span>, un nome fittizio usato solo per reti interne.<text:line-break/>La procedura guidata chiede anche di impostare una password DSRM per il ripristino del database AD, che va conservata in modo sicuro.</text:p>
      <text:p text:style-name="P1">Con il riavvio, il server entra ufficialmente nel dominio <text:span text:style-name="Source_20_Text">lab.local</text:span>.<text:line-break/>A questo punto il DNS integrato in Active Directory crea automaticamente le zone e i record necessari.<text:line-break/>Per permettere anche la navigazione su Internet, ho configurato i <text:span text:style-name="Strong_20_Emphasis">forwarder DNS</text:span> verso i server pubblici di Google e Cloudflare:</text:p>
      <text:p text:style-name="P3"><text:span text:style-name="Source_20_Text">Add-DnsServerForwarder -IPAddress 8.8.8.8,1.1.1.1</text:span></text:p>
      <text:p text:style-name="P1">Il DNS ora è autorevole per <text:span text:style-name="Source_20_Text">lab.local</text:span>, ma inoltra tutte le richieste esterne ai resolver pubblici.<text:line-break/>Per controllare che tutto funzioni ho fatto qualche test:</text:p>
      <text:p text:style-name="P3"><text:span text:style-name="Source_20_Text">ping 8.8.8.8</text:span></text:p>
      <text:p text:style-name="P4"><text:span text:style-name="Source_20_Text">Resolve-DnsName lab.local</text:span></text:p>
      <text:p text:style-name="P4"><text:span text:style-name="Source_20_Text">Resolve-DnsName dc01.lab.local</text:span></text:p>
      <text:p text:style-name="P1">Se il ping e la risoluzione rispondono, significa che Internet e DNS sono configurati correttamente.</text:p>
      <text:p text:style-name="P1">Con il DNS a posto, mi sono concentrato sul <text:span text:style-name="Strong_20_Emphasis">servizio DHCP</text:span>, che ho voluto gestire direttamente da DC01.<text:line-break/>Ho creato un nuovo scope chiamato “LabNAT”, con intervallo di indirizzi da <text:span text:style-name="Strong_20_Emphasis">192.168.149.100 a 192.168.149.200</text:span>.<text:line-break/>Il gateway e il DNS forniti ai client sono rispettivamente <text:span text:style-name="Strong_20_Emphasis">192.168.149.2</text:span> e <text:span text:style-name="Strong_20_Emphasis">192.168.149.10</text:span>, con dominio di ricerca <text:span text:style-name="Source_20_Text">lab.local</text:span>.<text:line-break/>Gli indirizzi al di sotto di 100 li tengo riservati ai server o ai dispositivi statici.<text:line-break/>Ecco il modo più rapido per configurarlo da PowerShell:</text:p>
      <text:p text:style-name="P3"><text:span text:style-name="Source_20_Text">Add-DhcpServerv4Scope -Name "LabNAT" `</text:span></text:p>
      <text:p text:style-name="P4"><text:span text:style-name="Source_20_Text"><text:s text:c="2"/>-StartRange 192.168.149.100 -EndRange 192.168.149.200 `</text:span></text:p>
      <text:p text:style-name="P4"><text:span text:style-name="Source_20_Text"><text:s text:c="2"/>-SubnetMask 255.255.255.0</text:span></text:p>
      <text:p text:style-name="P4"/>
      <text:p text:style-name="P4"><text:span text:style-name="Source_20_Text">Set-DhcpServerv4OptionValue -Router 192.168.149.2</text:span></text:p>
      <text:p text:style-name="P4"><text:span text:style-name="Source_20_Text">Set-DhcpServerv4OptionValue -DnsServer 192.168.149.10 -DnsDomain "lab.local"</text:span></text:p>
      <text:p text:style-name="P4"/>
      <text:p text:style-name="P4"><text:span text:style-name="Source_20_Text">Add-DhcpServerInDC -DnsName "dc01.lab.local" -IpAddress 192.168.149.10</text:span></text:p>
      <text:p text:style-name="P1">Questo script crea lo scope, imposta le opzioni di rete e autorizza il server DHCP all’interno di Active Directory, senza passare dalla GUI.<text:line-break/>Il server inizia così a distribuire indirizzi ai client della rete LabNAT.</text:p>
      <text:p text:style-name="P1">Per chiudere la prima fase ho verificato che tutto fosse operativo.<text:line-break/>Il comando <text:span text:style-name="Source_20_Text">Resolve-DnsName lab.local</text:span> deve rispondere con l’indirizzo 192.168.149.10, <text:soft-page-break/>mentre <text:span text:style-name="Source_20_Text">ping 8.8.8.8</text:span> conferma che Internet è raggiungibile.<text:line-break/>Infine, controllare lo stato del servizio DHCP:</text:p>
      <text:p text:style-name="P3"><text:span text:style-name="Source_20_Text">Get-Service DHCPServer</text:span></text:p>
      <text:p text:style-name="P1">Se il servizio è in stato “Running”, significa che il laboratorio ha finalmente la sua base completa:<text:line-break/>una rete interna isolata, un Domain Controller pienamente funzionante, DNS autorevole con inoltro esterno e DHCP pronto a fornire configurazioni ai client.</text:p>
      <text:p text:style-name="P1">Questa è la parte più importante del progetto, perché da qui in poi tutto dipenderà da questo punto di partenza.<text:line-break/>Avere una rete ordinata, un DNS interno e un dominio configurato correttamente è quello che permette di aggiungere altri sistemi — come un server Linux o un client Windows — senza dover rimettere mano alla base ogni volta.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5:44:01.873888900</meta:creation-date>
    <dc:date>2025-10-12T15:52:18.013489000</dc:date>
    <meta:editing-duration>PT4M40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38" meta:word-count="798" meta:character-count="5396" meta:non-whitespace-character-count="4631"/>
  </office:meta>
</office:document-meta>
</file>